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1.476cm" fo:min-width="3.11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22cm" fo:min-width="2.877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11cm" fo:min-width="3.766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38cm" fo:min-width="3.639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2.746cm" fo:min-width="3.258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Ultrafine_20_Dashed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1.603cm" fo:min-width="2.369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1.353cm" fo:padding-top="0.151cm" fo:padding-bottom="0.151cm" fo:padding-left="0.276cm" fo:padding-right="0.27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style:font-name="CMU Concrete" fo:font-size="11pt" style:font-size-asian="11pt" style:font-size-complex="11pt"/>
    </style:style>
    <style:style style:name="P4" style:family="paragraph">
      <loext:graphic-properties draw:fill="none"/>
      <style:paragraph-properties fo:text-align="center"/>
      <style:text-properties style:font-name="CMU Concrete" fo:font-size="11pt" style:font-size-asian="11pt" style:font-size-complex="11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MU Concrete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MU Concret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3" xml:id="id1" draw:id="id1" draw:layer="layout" svg:width="3.668cm" svg:height="1.778cm" svg:x="0.98cm" svg:y="1.508cm">
            <text:p text:style-name="P1"><text:span text:style-name="T1">Input Image</text:span></text:p>
            <text:list text:style-name="L1">
              <text:list-item>
                <text:p text:style-name="P1"><text:span text:style-name="T2">Gray-scale </text:span></text:p>
              </text:list-item>
              <text:list-item>
                <text:p text:style-name="P1"><text:span text:style-name="T2">RGB channel</text:span><text:span text:style-name="T2"><text:tab/></text:span></text:p>
              </text:list-item>
            </text:list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2" draw:id="id2" draw:layer="layout" svg:width="3.429cm" svg:height="1.524cm" svg:x="5.338cm" svg:y="1.635cm">
            <text:p text:style-name="P2"><text:span text:style-name="T1">Gabor image decomposition</text:span></text:p>
            <draw:enhanced-geometry svg:viewBox="0 0 21600 21600" draw:type="rectangle" draw:enhanced-path="M 0 0 L 21600 0 21600 21600 0 21600 0 0 Z N"/>
          </draw:custom-shape>
          <draw:g>
            <svg:title>TexMaths</svg:title>
            <svg:desc>11§display§\arg(\cdot)§svg§600§FALSE§</svg:desc>
            <draw:polygon draw:style-name="gr3" draw:text-style-name="P5" draw:layer="layout" svg:width="0.874cm" svg:height="0.347cm" svg:x="11.147cm" svg:y="5.391cm" svg:viewBox="0 0 875 348" draw:points="438,348 0,348 0,0 875,0 875,348">
              <text:p/>
            </draw:polygon>
            <draw:path draw:style-name="gr4" draw:text-style-name="P6" draw:layer="layout" svg:width="0.174cm" svg:height="0.178cm" svg:x="11.143cm" svg:y="5.489cm" svg:viewBox="0 0 175 179" svg:d="M113 144c1 16 12 32 31 32 7 0 31-5 31-37v-21h-9v21c0 23-10 25-15 25-12 0-14-17-14-19v-78c0-16 0-31-14-46-15-15-34-21-53-21-32 0-59 18-59 44 0 11 8 18 18 18 11 0 18-7 18-18 0-4-2-18-20-18 11-13 29-17 43-17 18 0 40 15 40 49v15c-19 1-47 2-71 13-29 13-39 34-39 51 0 32 38 42 63 42s43-16 50-35zM110 81v39c0 37-27 50-45 50-19 0-35-14-35-34 0-21 17-53 80-55z">
              <text:p/>
            </draw:path>
            <draw:path draw:style-name="gr4" draw:text-style-name="P6" draw:layer="layout" svg:width="0.13cm" svg:height="0.171cm" svg:x="11.331cm" svg:y="5.491cm" svg:viewBox="0 0 131 172" svg:d="M54 43v-43l-54 4v13c27 0 30 2 30 21v104c0 17-4 17-30 17v13c15 0 33-1 44-1 16 0 34 0 50 1v-13h-9c-28 0-29-3-29-17v-60c0-39 16-73 46-73 3 0 4 0 5 0-2 1-9 5-9 15 0 11 8 16 16 16 7 0 17-4 17-16 0-13-12-24-29-24-28 0-42 26-48 43z">
              <text:p/>
            </draw:path>
            <draw:path draw:style-name="gr4" draw:text-style-name="P6" draw:layer="layout" svg:width="0.177cm" svg:height="0.255cm" svg:x="11.483cm" svg:y="5.486cm" svg:viewBox="0 0 178 256" svg:d="M76 109c-35 0-35-39-35-47 0-11 1-23 7-33 3-5 12-16 28-16 33 0 33 39 33 48 0 10 0 23-6 32-4 6-12 16-27 16zM30 124c0-2 0-11 7-18 15 11 31 12 39 12 36 0 62-27 62-56 0-15-6-29-16-38 14-13 29-15 36-15 0 0 2 0 3 0-4 2-6 6-6 10 0 7 5 12 11 12 4 0 12-3 12-12 0-7-5-19-20-19-8 0-25 3-42 18-16-13-32-14-40-14-36 0-64 27-64 57 0 17 9 31 19 40-5 5-13 19-13 32 0 12 6 27 18 34-24 7-36 24-36 40 0 27 39 49 86 49 46 0 87-20 87-50 0-14-7-34-26-45-21-11-43-11-67-11-10 0-26 0-29 0-12-1-21-14-21-26zM86 246c-39 0-66-19-66-39 0-19 15-33 32-34h23c33 0 77 0 77 34 0 20-28 39-66 39z">
              <text:p/>
            </draw:path>
            <draw:path draw:style-name="gr4" draw:text-style-name="P6" draw:layer="layout" svg:width="0.09cm" svg:height="0.386cm" svg:x="11.709cm" svg:y="5.372cm" svg:viewBox="0 0 91 387" svg:d="M91 383c0 0 0-1-7-8-49-49-61-122-61-181 0-67 15-135 62-183 6-5 6-6 6-7 0-3-2-4-5-4s-38 26-61 76c-21 42-25 85-25 118 0 30 4 77 26 121 23 47 57 72 60 72s5-1 5-4z">
              <text:p/>
            </draw:path>
            <draw:path draw:style-name="gr4" draw:text-style-name="P6" draw:layer="layout" svg:width="0.041cm" svg:height="0.041cm" svg:x="11.854cm" svg:y="5.544cm" svg:viewBox="0 0 42 42" svg:d="M42 21c0-11-9-21-21-21-11 0-21 10-21 21 0 12 10 21 21 21 12 0 21-9 21-21z">
              <text:p/>
            </draw:path>
            <draw:path draw:style-name="gr4" draw:text-style-name="P6" draw:layer="layout" svg:width="0.09cm" svg:height="0.386cm" svg:x="11.95cm" svg:y="5.372cm" svg:viewBox="0 0 91 387" svg:d="M91 194c0-30-5-77-26-121-24-47-57-73-61-73-2 0-4 2-4 4 0 1 0 2 7 9 39 38 61 100 61 181 0 65-14 134-63 182-5 6-5 7-5 7 0 3 2 4 4 4 4 0 39-26 62-76 20-42 25-85 25-117z">
              <text:p/>
            </draw:path>
          </draw:g>
          <draw:custom-shape draw:style-name="gr5" draw:text-style-name="P3" xml:id="id3" draw:id="id3" draw:layer="layout" svg:width="4.318cm" svg:height="2.413cm" svg:x="9.495cm" svg:y="1.191cm">
            <text:p text:style-name="P1"><text:span text:style-name="T1">Non-linear transformation</text:span></text:p>
            <text:list text:style-name="L1">
              <text:list-item>
                <text:p text:style-name="P1"><text:span text:style-name="T2">Sigmoid function</text:span></text:p>
              </text:list-item>
              <text:list-item>
                <text:p text:style-name="P1"><text:span text:style-name="T2">Wave rectification</text:span></text:p>
              </text:list-item>
            </text:list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xml:id="id4" draw:id="id4" draw:layer="layout" svg:width="4.191cm" svg:height="2.54cm" svg:x="14.427cm" svg:y="1.127cm">
            <text:p text:style-name="P1"><text:span text:style-name="T1">Spatial smoothing</text:span></text:p>
            <text:list text:style-name="L1">
              <text:list-item>
                <text:p text:style-name="P1"><text:span text:style-name="T2">Rectangular window</text:span></text:p>
              </text:list-item>
              <text:list-item>
                <text:p text:style-name="P1"><text:span text:style-name="T2">Gaussian window</text:span></text:p>
              </text:list-item>
            </text:list>
            <text:p text:style-name="P2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1§display§|\cdot|§svg§600§FALSE§</svg:desc>
            <draw:polygon draw:style-name="gr3" draw:text-style-name="P5" draw:layer="layout" svg:width="0.409cm" svg:height="0.347cm" svg:x="11.143cm" svg:y="4.883cm" svg:viewBox="0 0 410 348" draw:points="205,348 0,348 0,0 410,0 410,348">
              <text:p/>
            </draw:polygon>
            <draw:path draw:style-name="gr4" draw:text-style-name="P6" draw:layer="layout" svg:width="0.016cm" svg:height="0.386cm" svg:x="11.169cm" svg:y="4.864cm" svg:viewBox="0 0 17 387" svg:d="M17 14c0-7 0-14-9-14-8 0-8 7-8 14v359c0 7 0 14 8 14 9 0 9-7 9-14z">
              <text:p/>
            </draw:path>
            <draw:path draw:style-name="gr4" draw:text-style-name="P6" draw:layer="layout" svg:width="0.041cm" svg:height="0.041cm" svg:x="11.35cm" svg:y="5.036cm" svg:viewBox="0 0 42 42" svg:d="M42 21c0-11-9-21-21-21-11 0-21 10-21 21 0 12 10 21 21 21 12 0 21-9 21-21z">
              <text:p/>
            </draw:path>
            <draw:path draw:style-name="gr4" draw:text-style-name="P6" draw:layer="layout" svg:width="0.016cm" svg:height="0.386cm" svg:x="11.556cm" svg:y="4.864cm" svg:viewBox="0 0 17 387" svg:d="M17 14c0-7 0-14-9-14-8 0-8 7-8 14v359c0 7 0 14 8 14 9 0 9-7 9-14z">
              <text:p/>
            </draw:path>
          </draw:g>
          <draw:g>
            <svg:title>TexMaths</svg:title>
            <svg:desc>11§display§|\cdot|^2§svg§600§FALSE§</svg:desc>
            <draw:polygon draw:style-name="gr3" draw:text-style-name="P5" draw:layer="layout" svg:width="0.593cm" svg:height="0.397cm" svg:x="11.143cm" svg:y="6.407cm" svg:viewBox="0 0 594 398" draw:points="297,398 0,398 0,0 594,0 594,398">
              <text:p/>
            </draw:polygon>
            <draw:path draw:style-name="gr4" draw:text-style-name="P6" draw:layer="layout" svg:width="0.016cm" svg:height="0.387cm" svg:x="11.169cm" svg:y="6.437cm" svg:viewBox="0 0 17 388" svg:d="M17 14c0-7 0-14-9-14-8 0-8 7-8 14v360c0 7 0 14 8 14 9 0 9-7 9-14z">
              <text:p/>
            </draw:path>
            <draw:path draw:style-name="gr4" draw:text-style-name="P6" draw:layer="layout" svg:width="0.041cm" svg:height="0.041cm" svg:x="11.35cm" svg:y="6.61cm" svg:viewBox="0 0 42 42" svg:d="M42 21c0-11-9-21-21-21-11 0-21 10-21 21 0 12 10 21 21 21 12 0 21-9 21-21z">
              <text:p/>
            </draw:path>
            <draw:path draw:style-name="gr4" draw:text-style-name="P6" draw:layer="layout" svg:width="0.016cm" svg:height="0.387cm" svg:x="11.557cm" svg:y="6.437cm" svg:viewBox="0 0 17 388" svg:d="M17 14c0-7 0-14-9-14-8 0-8 7-8 14v360c0 7 0 14 8 14 9 0 9-7 9-14z">
              <text:p/>
            </draw:path>
            <draw:path draw:style-name="gr4" draw:text-style-name="P6" draw:layer="layout" svg:width="0.12cm" svg:height="0.18cm" svg:x="11.635cm" svg:y="6.388cm" svg:viewBox="0 0 121 181" svg:d="M121 131h-10c-1 6-4 22-7 25-2 2-23 2-26 2h-51c28-26 38-33 55-46 20-16 39-33 39-59 0-33-29-53-65-53-33 0-56 24-56 48 0 15 11 16 14 16 7 0 15-5 15-15 0-4-2-14-16-14 8-19 27-25 40-25 27 0 41 21 41 43 0 24-16 42-25 53l-66 64c-3 3-3 4-3 11h113z">
              <text:p/>
            </draw:path>
          </draw:g>
          <draw:g>
            <svg:title>TexMaths</svg:title>
            <svg:desc>11§display§\Re{(\cdot)}§svg§600§FALSE§</svg:desc>
            <draw:polygon draw:style-name="gr3" draw:text-style-name="P5" draw:layer="layout" svg:width="0.609cm" svg:height="0.347cm" svg:x="11.145cm" svg:y="5.899cm" svg:viewBox="0 0 610 348" draw:points="305,348 0,348 0,0 610,0 610,348">
              <text:p/>
            </draw:polygon>
            <draw:path draw:style-name="gr4" draw:text-style-name="P6" draw:layer="layout" svg:width="0.257cm" svg:height="0.285cm" svg:x="11.143cm" svg:y="5.893cm" svg:viewBox="0 0 258 286" svg:d="M204 6c-3-6-4-6-9-6-26 0-74 11-94 44-6-11-25-40-54-40-27 0-43 25-43 47 0 14 8 24 19 35 22 22 22 28 22 42 0 23-3 47-19 47-10 0-13-15-13-21 0-4 0-7-5-7-4 0-4 4-4 6 0 7 3 30 22 30 31 0 31-49 31-58 0-12-1-26-27-51-11-10-15-15-15-24 0-17 11-37 32-37 20 0 35 30 35 75v114c0 4 0 76-25 76-15 0-29-12-37-37 1 0 9-3 9-6s-3-5-4-5c-2 0-7 2-8 3 0-2-3-6-6-6-1 0-5 3-5 5 0 1 1 4 2 5-2 0-8 2-8 6 0 2 3 4 4 4s6-2 7-2c13 33 32 41 46 41 27 0 58-35 58-114v-29h45l4 86c0 2-1 5-1 13 0 23 19 44 45 44 5 0 6 0 13-5l28-22c5-4 5-4 5-6 0-3-6-5-7-5-2 0-16 11-33 26-14-9-18-22-18-32 0-8 1-9 1-13 0-12-2-32-2-43-1-8-3-39-3-45 22-7 64-32 65-32 1-1 1-2 1-4 0 0-1-6-2-6zM226 112c-35 20-43 20-55 20h-56v-19c0-27-3-42-8-54 14-37 63-44 64-44s3 3 4 4z">
              <text:p/>
            </draw:path>
            <draw:path draw:style-name="gr4" draw:text-style-name="P6" draw:layer="layout" svg:width="0.09cm" svg:height="0.386cm" svg:x="11.443cm" svg:y="5.88cm" svg:viewBox="0 0 91 387" svg:d="M91 383c0 0 0-1-8-8-48-49-60-122-60-181 0-67 15-135 62-183 6-5 6-6 6-7 0-3-2-4-5-4s-39 26-61 76c-21 42-25 85-25 118 0 30 4 77 25 121 24 47 58 72 61 72s5-1 5-4z">
              <text:p/>
            </draw:path>
            <draw:path draw:style-name="gr4" draw:text-style-name="P6" draw:layer="layout" svg:width="0.041cm" svg:height="0.041cm" svg:x="11.588cm" svg:y="6.052cm" svg:viewBox="0 0 42 42" svg:d="M42 21c0-11-9-21-21-21-11 0-21 10-21 21 0 12 10 21 21 21 12 0 21-9 21-21z">
              <text:p/>
            </draw:path>
            <draw:path draw:style-name="gr4" draw:text-style-name="P6" draw:layer="layout" svg:width="0.09cm" svg:height="0.386cm" svg:x="11.683cm" svg:y="5.88cm" svg:viewBox="0 0 91 387" svg:d="M91 194c0-30-5-77-26-121-24-47-57-73-61-73-2 0-4 2-4 4 0 1 0 2 7 9 39 38 61 100 61 181 0 65-14 134-63 182-5 6-5 7-5 7 0 3 2 4 4 4 4 0 39-26 62-76 20-42 25-85 25-117z">
              <text:p/>
            </draw:path>
          </draw:g>
          <draw:connector draw:style-name="gr7" draw:text-style-name="P7" draw:layer="layout" svg:x1="4.648cm" svg:y1="2.397cm" svg:x2="5.338cm" svg:y2="2.397cm" draw:start-shape="id1" draw:start-glue-point="1" draw:end-shape="id2" draw:end-glue-point="3" svg:d="M4648 2397h690" svg:viewBox="0 0 691 1">
            <text:p/>
          </draw:connector>
          <draw:connector draw:style-name="gr7" draw:text-style-name="P7" xml:id="id5" draw:id="id5" draw:layer="layout" svg:x1="8.767cm" svg:y1="2.397cm" svg:x2="9.495cm" svg:y2="2.397cm" draw:start-shape="id2" draw:start-glue-point="1" draw:end-shape="id3" svg:d="M8767 2397h728" svg:viewBox="0 0 729 1">
            <text:p/>
          </draw:connector>
          <draw:connector draw:style-name="gr7" draw:text-style-name="P7" draw:layer="layout" svg:x1="13.813cm" svg:y1="2.397cm" svg:x2="14.427cm" svg:y2="2.397cm" draw:start-shape="id3" draw:start-glue-point="1" draw:end-shape="id4" draw:end-glue-point="3" svg:d="M13813 2397h614" svg:viewBox="0 0 615 1">
            <text:p/>
          </draw:connector>
          <draw:custom-shape draw:style-name="gr8" draw:text-style-name="P4" xml:id="id6" draw:id="id6" draw:layer="layout" svg:width="3.81cm" svg:height="3.048cm" svg:x="9.097cm" svg:y="4.048cm">
            <text:p text:style-name="P2"><text:span text:style-name="T1">Filter responses</text:span></text:p>
            <text:list text:style-name="L1">
              <text:list-item>
                <text:p text:style-name="P2"><text:span text:style-name="T1"/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2" draw:layer="layout" draw:line-skew="0.663cm" svg:x1="9.131cm" svg:y1="2.397cm" svg:x2="9.097cm" svg:y2="5.572cm" draw:start-shape="id5" draw:start-glue-point="0" draw:end-shape="id6" draw:end-glue-point="3" svg:d="M9131 2397h-219v3175h185" svg:viewBox="0 0 220 3176">
            <text:p/>
          </draw:connector>
          <draw:custom-shape draw:style-name="gr10" draw:text-style-name="P4" xml:id="id7" draw:id="id7" draw:layer="layout" svg:width="2.921cm" svg:height="1.905cm" svg:x="14.442cm" svg:y="4.62cm">
            <text:p text:style-name="P2"><text:span text:style-name="T1">Non-linear response</text:span></text:p>
            <text:list text:style-name="L1">
              <text:list-item>
                <text:p text:style-name="P2"><text:span text:style-name="T1"/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svg:title>TexMaths</svg:title>
            <svg:desc>11§display§\chi(\cdot)§svg§600§FALSE§</svg:desc>
            <draw:polygon draw:style-name="gr3" draw:text-style-name="P5" draw:layer="layout" svg:width="0.574cm" svg:height="0.347cm" svg:x="15.861cm" svg:y="5.866cm" svg:viewBox="0 0 575 348" draw:points="287,348 0,348 0,0 575,0 575,348">
              <text:p/>
            </draw:polygon>
            <draw:path draw:style-name="gr4" draw:text-style-name="P6" draw:layer="layout" svg:width="0.218cm" svg:height="0.25cm" svg:x="15.854cm" svg:y="5.966cm" svg:viewBox="0 0 219 251" svg:d="M214 15c5-4 5-5 5-6 0-3-1-5-5-5-3 0-3 2-6 5l-89 99c-16-49-19-59-27-80-5-9-14-28-48-28-22 0-33 20-33 26 0 0 0 4 6 4 2 0 3-3 4-4 6-16 19-17 21-17 12 0 23 29 30 46 13 30 25 76 25 77 0 0 0 1-4 4l-89 100c-4 4-4 5-4 6 0 3 3 4 4 4 3 0 6-2 7-3l89-101c12 41 17 56 26 78 5 11 14 31 48 31 23 0 34-21 34-25 0-3-1-4-5-4s-5 1-6 5c-3 9-13 16-20 16-20 0-47-94-55-124z">
              <text:p/>
            </draw:path>
            <draw:path draw:style-name="gr4" draw:text-style-name="P6" draw:layer="layout" svg:width="0.09cm" svg:height="0.386cm" svg:x="16.122cm" svg:y="5.847cm" svg:viewBox="0 0 91 387" svg:d="M91 383c0 0 0-1-7-8-49-49-61-122-61-181 0-67 15-135 62-183 6-5 6-6 6-7 0-3-2-4-5-4s-38 26-61 76c-21 42-25 85-25 118 0 30 4 77 26 121 23 47 57 72 60 72s5-1 5-4z">
              <text:p/>
            </draw:path>
            <draw:path draw:style-name="gr4" draw:text-style-name="P6" draw:layer="layout" svg:width="0.041cm" svg:height="0.041cm" svg:x="16.268cm" svg:y="6.019cm" svg:viewBox="0 0 42 42" svg:d="M42 21c0-11-9-21-21-21-11 0-21 10-21 21 0 12 10 21 21 21 12 0 21-9 21-21z">
              <text:p/>
            </draw:path>
            <draw:path draw:style-name="gr4" draw:text-style-name="P6" draw:layer="layout" svg:width="0.09cm" svg:height="0.386cm" svg:x="16.364cm" svg:y="5.847cm" svg:viewBox="0 0 91 387" svg:d="M91 194c0-30-5-77-26-121-24-47-57-73-61-73-2 0-4 2-4 4 0 1 0 2 7 9 39 38 61 100 61 181 0 65-14 134-63 182-5 6-5 7-5 7 0 3 2 4 4 4 4 0 39-26 62-76 20-42 25-85 25-117z">
              <text:p/>
            </draw:path>
          </draw:g>
          <draw:custom-shape draw:style-name="gr11" draw:text-style-name="P4" xml:id="id8" draw:id="id8" draw:layer="layout" svg:width="1.905cm" svg:height="1.27cm" svg:x="17.998cm" svg:y="4.937cm">
            <text:p text:style-name="P2"><text:span text:style-name="T1">Feature vectors</text:span></text:p>
            <draw:enhanced-geometry svg:viewBox="0 0 21600 21600" draw:type="rectangle" draw:enhanced-path="M 0 0 L 21600 0 21600 21600 0 21600 0 0 Z N"/>
          </draw:custom-shape>
          <draw:connector draw:style-name="gr7" draw:text-style-name="P7" draw:layer="layout" svg:x1="18.618cm" svg:y1="2.397cm" svg:x2="20cm" svg:y2="2.418cm" draw:start-shape="id4" draw:start-glue-point="1" svg:d="M18618 2397h954v21h428" svg:viewBox="0 0 1383 22">
            <text:p/>
          </draw:connector>
          <draw:connector draw:style-name="gr9" draw:text-style-name="P2" draw:layer="layout" svg:x1="13.929cm" svg:y1="2.403cm" svg:x2="14.442cm" svg:y2="5.572cm" draw:end-shape="id7" draw:end-glue-point="3" svg:d="M13929 2403h-15v3169h528" svg:viewBox="0 0 529 3170">
            <text:p/>
          </draw:connector>
          <draw:connector draw:style-name="gr9" draw:text-style-name="P2" draw:layer="layout" draw:line-skew="0.009cm" svg:x1="18.951cm" svg:y1="2.398cm" svg:x2="18.95cm" svg:y2="4.937cm" draw:end-shape="id8" draw:end-glue-point="0" svg:d="M18951 2398v1015h-1v1524" svg:viewBox="0 0 2 2540">
            <text:p/>
          </draw:connector>
          <draw:custom-shape draw:style-name="gr1" draw:text-style-name="P3" xml:id="id9" draw:id="id9" draw:layer="layout" svg:width="3.668cm" svg:height="1.778cm" svg:x="5.735cm" svg:y="10.47cm">
            <text:p text:style-name="P1"><text:span text:style-name="T1">Input Image</text:span></text:p>
            <text:list text:style-name="L1">
              <text:list-item>
                <text:p text:style-name="P1"><text:span text:style-name="T2">Gray-scale </text:span></text:p>
              </text:list-item>
              <text:list-item>
                <text:p text:style-name="P1"><text:span text:style-name="T2">RGB channel</text:span><text:span text:style-name="T2"><text:tab/></text:span></text:p>
              </text:list-item>
            </text:list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10" draw:id="id10" draw:layer="layout" svg:width="3.429cm" svg:height="1.524cm" svg:x="5.855cm" svg:y="13.076cm">
            <text:p text:style-name="P2"><text:span text:style-name="T1">Gabor image </text:span><text:span text:style-name="T1">decomposition</text:span></text:p>
            <draw:enhanced-geometry svg:viewBox="0 0 21600 21600" draw:type="rectangle" draw:enhanced-path="M 0 0 L 21600 0 21600 21600 0 21600 0 0 Z N"/>
          </draw:custom-shape>
          <draw:g>
            <svg:title>TexMaths</svg:title>
            <svg:desc>11§display§\arg(\cdot)§svg§600§FALSE§</svg:desc>
            <draw:polygon draw:style-name="gr3" draw:text-style-name="P5" draw:layer="layout" svg:width="0.874cm" svg:height="0.347cm" svg:x="11.906cm" svg:y="14.789cm" svg:viewBox="0 0 875 348" draw:points="438,348 0,348 0,0 875,0 875,348">
              <text:p/>
            </draw:polygon>
            <draw:path draw:style-name="gr4" draw:text-style-name="P6" draw:layer="layout" svg:width="0.174cm" svg:height="0.178cm" svg:x="11.902cm" svg:y="14.887cm" svg:viewBox="0 0 175 179" svg:d="M113 144c1 16 12 32 31 32 7 0 31-5 31-37v-21h-9v21c0 23-10 25-15 25-12 0-14-17-14-19v-78c0-16 0-31-14-46-15-15-34-21-53-21-32 0-59 18-59 44 0 11 8 18 18 18 11 0 18-7 18-18 0-4-2-18-20-18 11-13 29-17 43-17 18 0 40 15 40 49v15c-19 1-47 2-71 13-29 13-39 34-39 51 0 32 38 42 63 42s43-16 50-35zM110 81v39c0 37-27 50-45 50-19 0-35-14-35-34 0-21 17-53 80-55z">
              <text:p/>
            </draw:path>
            <draw:path draw:style-name="gr4" draw:text-style-name="P6" draw:layer="layout" svg:width="0.13cm" svg:height="0.171cm" svg:x="12.09cm" svg:y="14.889cm" svg:viewBox="0 0 131 172" svg:d="M54 43v-43l-54 4v13c27 0 30 2 30 21v104c0 17-4 17-30 17v13c15 0 33-1 44-1 16 0 34 0 50 1v-13h-9c-28 0-29-3-29-17v-60c0-39 16-73 46-73 3 0 4 0 5 0-2 1-9 5-9 15 0 11 8 16 16 16 7 0 17-4 17-16 0-13-12-24-29-24-28 0-42 26-48 43z">
              <text:p/>
            </draw:path>
            <draw:path draw:style-name="gr4" draw:text-style-name="P6" draw:layer="layout" svg:width="0.177cm" svg:height="0.255cm" svg:x="12.242cm" svg:y="14.884cm" svg:viewBox="0 0 178 256" svg:d="M76 109c-35 0-35-39-35-47 0-11 1-23 7-33 3-5 12-16 28-16 33 0 33 39 33 48 0 10 0 23-6 32-4 6-12 16-27 16zM30 124c0-2 0-11 7-18 15 11 31 12 39 12 36 0 62-27 62-56 0-15-6-29-16-38 14-13 29-15 36-15 0 0 2 0 3 0-4 2-6 6-6 10 0 7 5 12 11 12 4 0 12-3 12-12 0-7-5-19-20-19-8 0-25 3-42 18-16-13-32-14-40-14-36 0-64 27-64 57 0 17 9 31 19 40-5 5-13 19-13 32 0 12 6 27 18 34-24 7-36 24-36 40 0 27 39 49 86 49 46 0 87-20 87-50 0-14-7-34-26-45-21-11-43-11-67-11-10 0-26 0-29 0-12-1-21-14-21-26zM86 246c-39 0-66-19-66-39 0-19 15-33 32-34h23c33 0 77 0 77 34 0 20-28 39-66 39z">
              <text:p/>
            </draw:path>
            <draw:path draw:style-name="gr4" draw:text-style-name="P6" draw:layer="layout" svg:width="0.09cm" svg:height="0.386cm" svg:x="12.468cm" svg:y="14.77cm" svg:viewBox="0 0 91 387" svg:d="M91 383c0 0 0-1-7-8-49-49-61-122-61-181 0-67 15-135 62-183 6-5 6-6 6-7 0-3-2-4-5-4s-38 26-61 76c-21 42-25 85-25 118 0 30 4 77 26 121 23 47 57 72 60 72s5-1 5-4z">
              <text:p/>
            </draw:path>
            <draw:path draw:style-name="gr4" draw:text-style-name="P6" draw:layer="layout" svg:width="0.041cm" svg:height="0.041cm" svg:x="12.613cm" svg:y="14.942cm" svg:viewBox="0 0 42 42" svg:d="M42 21c0-11-9-21-21-21-11 0-21 10-21 21 0 12 10 21 21 21 12 0 21-9 21-21z">
              <text:p/>
            </draw:path>
            <draw:path draw:style-name="gr4" draw:text-style-name="P6" draw:layer="layout" svg:width="0.09cm" svg:height="0.386cm" svg:x="12.709cm" svg:y="14.77cm" svg:viewBox="0 0 91 387" svg:d="M91 194c0-30-5-77-26-121-24-47-57-73-61-73-2 0-4 2-4 4 0 1 0 2 7 9 39 38 61 100 61 181 0 65-14 134-63 182-5 6-5 7-5 7 0 3 2 4 4 4 4 0 39-26 62-76 20-42 25-85 25-117z">
              <text:p/>
            </draw:path>
          </draw:g>
          <draw:custom-shape draw:style-name="gr5" draw:text-style-name="P3" xml:id="id11" draw:id="id11" draw:layer="layout" svg:width="4.318cm" svg:height="2.413cm" svg:x="5.41cm" svg:y="15.419cm">
            <text:p text:style-name="P1"><text:span text:style-name="T1">Non-linear transformation</text:span></text:p>
            <text:list text:style-name="L1">
              <text:list-item>
                <text:p text:style-name="P1"><text:span text:style-name="T2">Sigmoid function</text:span></text:p>
              </text:list-item>
              <text:list-item>
                <text:p text:style-name="P1"><text:span text:style-name="T2">Wave rectification</text:span></text:p>
              </text:list-item>
            </text:list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xml:id="id12" draw:id="id12" draw:layer="layout" svg:width="4.191cm" svg:height="2.54cm" svg:x="5.474cm" svg:y="18.535cm">
            <text:p text:style-name="P1"><text:span text:style-name="T1">Spatial smoothing</text:span></text:p>
            <text:list text:style-name="L1">
              <text:list-item>
                <text:p text:style-name="P1"><text:span text:style-name="T2">Rectangular window</text:span></text:p>
              </text:list-item>
              <text:list-item>
                <text:p text:style-name="P1"><text:span text:style-name="T2">Gaussian window</text:span></text:p>
              </text:list-item>
            </text:list>
            <text:p text:style-name="P2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1§display§|\cdot|§svg§600§FALSE§</svg:desc>
            <draw:polygon draw:style-name="gr3" draw:text-style-name="P5" draw:layer="layout" svg:width="0.409cm" svg:height="0.347cm" svg:x="11.902cm" svg:y="14.281cm" svg:viewBox="0 0 410 348" draw:points="205,348 0,348 0,0 410,0 410,348">
              <text:p/>
            </draw:polygon>
            <draw:path draw:style-name="gr4" draw:text-style-name="P6" draw:layer="layout" svg:width="0.016cm" svg:height="0.386cm" svg:x="11.928cm" svg:y="14.262cm" svg:viewBox="0 0 17 387" svg:d="M17 14c0-7 0-14-9-14-8 0-8 7-8 14v359c0 7 0 14 8 14 9 0 9-7 9-14z">
              <text:p/>
            </draw:path>
            <draw:path draw:style-name="gr4" draw:text-style-name="P6" draw:layer="layout" svg:width="0.041cm" svg:height="0.041cm" svg:x="12.109cm" svg:y="14.434cm" svg:viewBox="0 0 42 42" svg:d="M42 21c0-11-9-21-21-21-11 0-21 10-21 21 0 12 10 21 21 21 12 0 21-9 21-21z">
              <text:p/>
            </draw:path>
            <draw:path draw:style-name="gr4" draw:text-style-name="P6" draw:layer="layout" svg:width="0.016cm" svg:height="0.386cm" svg:x="12.315cm" svg:y="14.262cm" svg:viewBox="0 0 17 387" svg:d="M17 14c0-7 0-14-9-14-8 0-8 7-8 14v359c0 7 0 14 8 14 9 0 9-7 9-14z">
              <text:p/>
            </draw:path>
          </draw:g>
          <draw:g>
            <svg:title>TexMaths</svg:title>
            <svg:desc>11§display§|\cdot|^2§svg§600§FALSE§</svg:desc>
            <draw:polygon draw:style-name="gr3" draw:text-style-name="P5" draw:layer="layout" svg:width="0.593cm" svg:height="0.397cm" svg:x="11.902cm" svg:y="15.805cm" svg:viewBox="0 0 594 398" draw:points="297,398 0,398 0,0 594,0 594,398">
              <text:p/>
            </draw:polygon>
            <draw:path draw:style-name="gr4" draw:text-style-name="P6" draw:layer="layout" svg:width="0.016cm" svg:height="0.387cm" svg:x="11.928cm" svg:y="15.835cm" svg:viewBox="0 0 17 388" svg:d="M17 14c0-7 0-14-9-14-8 0-8 7-8 14v360c0 7 0 14 8 14 9 0 9-7 9-14z">
              <text:p/>
            </draw:path>
            <draw:path draw:style-name="gr4" draw:text-style-name="P6" draw:layer="layout" svg:width="0.041cm" svg:height="0.041cm" svg:x="12.109cm" svg:y="16.008cm" svg:viewBox="0 0 42 42" svg:d="M42 21c0-11-9-21-21-21-11 0-21 10-21 21 0 12 10 21 21 21 12 0 21-9 21-21z">
              <text:p/>
            </draw:path>
            <draw:path draw:style-name="gr4" draw:text-style-name="P6" draw:layer="layout" svg:width="0.016cm" svg:height="0.387cm" svg:x="12.316cm" svg:y="15.835cm" svg:viewBox="0 0 17 388" svg:d="M17 14c0-7 0-14-9-14-8 0-8 7-8 14v360c0 7 0 14 8 14 9 0 9-7 9-14z">
              <text:p/>
            </draw:path>
            <draw:path draw:style-name="gr4" draw:text-style-name="P6" draw:layer="layout" svg:width="0.12cm" svg:height="0.18cm" svg:x="12.394cm" svg:y="15.786cm" svg:viewBox="0 0 121 181" svg:d="M121 131h-10c-1 6-4 22-7 25-2 2-23 2-26 2h-51c28-26 38-33 55-46 20-16 39-33 39-59 0-33-29-53-65-53-33 0-56 24-56 48 0 15 11 16 14 16 7 0 15-5 15-15 0-4-2-14-16-14 8-19 27-25 40-25 27 0 41 21 41 43 0 24-16 42-25 53l-66 64c-3 3-3 4-3 11h113z">
              <text:p/>
            </draw:path>
          </draw:g>
          <draw:g>
            <svg:title>TexMaths</svg:title>
            <svg:desc>11§display§\Re{(\cdot)}§svg§600§FALSE§</svg:desc>
            <draw:polygon draw:style-name="gr3" draw:text-style-name="P5" draw:layer="layout" svg:width="0.609cm" svg:height="0.347cm" svg:x="11.904cm" svg:y="15.297cm" svg:viewBox="0 0 610 348" draw:points="305,348 0,348 0,0 610,0 610,348">
              <text:p/>
            </draw:polygon>
            <draw:path draw:style-name="gr4" draw:text-style-name="P6" draw:layer="layout" svg:width="0.257cm" svg:height="0.285cm" svg:x="11.902cm" svg:y="15.291cm" svg:viewBox="0 0 258 286" svg:d="M204 6c-3-6-4-6-9-6-26 0-74 11-94 44-6-11-25-40-54-40-27 0-43 25-43 47 0 14 8 24 19 35 22 22 22 28 22 42 0 23-3 47-19 47-10 0-13-15-13-21 0-4 0-7-5-7-4 0-4 4-4 6 0 7 3 30 22 30 31 0 31-49 31-58 0-12-1-26-27-51-11-10-15-15-15-24 0-17 11-37 32-37 20 0 35 30 35 75v114c0 4 0 76-25 76-15 0-29-12-37-37 1 0 9-3 9-6s-3-5-4-5c-2 0-7 2-8 3 0-2-3-6-6-6-1 0-5 3-5 5 0 1 1 4 2 5-2 0-8 2-8 6 0 2 3 4 4 4s6-2 7-2c13 33 32 41 46 41 27 0 58-35 58-114v-29h45l4 86c0 2-1 5-1 13 0 23 19 44 45 44 5 0 6 0 13-5l28-22c5-4 5-4 5-6 0-3-6-5-7-5-2 0-16 11-33 26-14-9-18-22-18-32 0-8 1-9 1-13 0-12-2-32-2-43-1-8-3-39-3-45 22-7 64-32 65-32 1-1 1-2 1-4 0 0-1-6-2-6zM226 112c-35 20-43 20-55 20h-56v-19c0-27-3-42-8-54 14-37 63-44 64-44s3 3 4 4z">
              <text:p/>
            </draw:path>
            <draw:path draw:style-name="gr4" draw:text-style-name="P6" draw:layer="layout" svg:width="0.09cm" svg:height="0.386cm" svg:x="12.202cm" svg:y="15.278cm" svg:viewBox="0 0 91 387" svg:d="M91 383c0 0 0-1-8-8-48-49-60-122-60-181 0-67 15-135 62-183 6-5 6-6 6-7 0-3-2-4-5-4s-39 26-61 76c-21 42-25 85-25 118 0 30 4 77 25 121 24 47 58 72 61 72s5-1 5-4z">
              <text:p/>
            </draw:path>
            <draw:path draw:style-name="gr4" draw:text-style-name="P6" draw:layer="layout" svg:width="0.041cm" svg:height="0.041cm" svg:x="12.347cm" svg:y="15.45cm" svg:viewBox="0 0 42 42" svg:d="M42 21c0-11-9-21-21-21-11 0-21 10-21 21 0 12 10 21 21 21 12 0 21-9 21-21z">
              <text:p/>
            </draw:path>
            <draw:path draw:style-name="gr4" draw:text-style-name="P6" draw:layer="layout" svg:width="0.09cm" svg:height="0.386cm" svg:x="12.442cm" svg:y="15.278cm" svg:viewBox="0 0 91 387" svg:d="M91 194c0-30-5-77-26-121-24-47-57-73-61-73-2 0-4 2-4 4 0 1 0 2 7 9 39 38 61 100 61 181 0 65-14 134-63 182-5 6-5 7-5 7 0 3 2 4 4 4 4 0 39-26 62-76 20-42 25-85 25-117z">
              <text:p/>
            </draw:path>
          </draw:g>
          <draw:connector draw:style-name="gr7" draw:text-style-name="P7" draw:layer="layout" svg:x1="7.569cm" svg:y1="12.248cm" svg:x2="7.569cm" svg:y2="13.076cm" draw:start-shape="id9" draw:start-glue-point="2" draw:end-shape="id10" draw:end-glue-point="0" svg:d="M7569 12248v828" svg:viewBox="0 0 1 829">
            <text:p/>
          </draw:connector>
          <draw:connector draw:style-name="gr7" draw:text-style-name="P7" xml:id="id13" draw:id="id13" draw:layer="layout" svg:x1="7.569cm" svg:y1="14.6cm" svg:x2="7.569cm" svg:y2="15.419cm" draw:start-shape="id10" draw:start-glue-point="2" draw:end-shape="id11" svg:d="M7569 14600v819" svg:viewBox="0 0 1 820">
            <text:p/>
          </draw:connector>
          <draw:connector draw:style-name="gr7" draw:text-style-name="P7" xml:id="id15" draw:id="id15" draw:layer="layout" svg:x1="7.569cm" svg:y1="17.832cm" svg:x2="7.569cm" svg:y2="18.535cm" draw:start-shape="id11" draw:start-glue-point="2" draw:end-shape="id12" draw:end-glue-point="0" svg:d="M7569 17832v703" svg:viewBox="0 0 1 704">
            <text:p/>
          </draw:connector>
          <draw:custom-shape draw:style-name="gr8" draw:text-style-name="P4" xml:id="id14" draw:id="id14" draw:layer="layout" svg:width="3.81cm" svg:height="3.048cm" svg:x="10.045cm" svg:y="13.446cm">
            <text:p text:style-name="P2"><text:span text:style-name="T1">Filter responses</text:span></text:p>
            <text:list text:style-name="L1">
              <text:list-item>
                <text:p text:style-name="P2"><text:span text:style-name="T1"/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2" draw:layer="layout" svg:x1="7.569cm" svg:y1="15.009cm" svg:x2="10.045cm" svg:y2="14.97cm" draw:start-shape="id13" draw:start-glue-point="0" draw:end-shape="id14" draw:end-glue-point="3" svg:d="M7569 15009h1313v-39h1163" svg:viewBox="0 0 2477 40">
            <text:p/>
          </draw:connector>
          <draw:custom-shape draw:style-name="gr10" draw:text-style-name="P4" xml:id="id16" draw:id="id16" draw:layer="layout" svg:width="2.921cm" svg:height="1.905cm" svg:x="10.49cm" svg:y="17.256cm">
            <text:p text:style-name="P2"><text:span text:style-name="T1">Non-linear response</text:span></text:p>
            <text:list text:style-name="L1">
              <text:list-item>
                <text:p text:style-name="P2"><text:span text:style-name="T1"/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svg:title>TexMaths</svg:title>
            <svg:desc>11§display§\chi(\cdot)§svg§600§FALSE§</svg:desc>
            <draw:polygon draw:style-name="gr3" draw:text-style-name="P5" draw:layer="layout" svg:width="0.574cm" svg:height="0.347cm" svg:x="11.909cm" svg:y="18.502cm" svg:viewBox="0 0 575 348" draw:points="287,348 0,348 0,0 575,0 575,348">
              <text:p/>
            </draw:polygon>
            <draw:path draw:style-name="gr4" draw:text-style-name="P6" draw:layer="layout" svg:width="0.218cm" svg:height="0.25cm" svg:x="11.902cm" svg:y="18.602cm" svg:viewBox="0 0 219 251" svg:d="M214 15c5-4 5-5 5-6 0-3-1-5-5-5-3 0-3 2-6 5l-89 99c-16-49-19-59-27-80-5-9-14-28-48-28-22 0-33 20-33 26 0 0 0 4 6 4 2 0 3-3 4-4 6-16 19-17 21-17 12 0 23 29 30 46 13 30 25 76 25 77 0 0 0 1-4 4l-89 100c-4 4-4 5-4 6 0 3 3 4 4 4 3 0 6-2 7-3l89-101c12 41 17 56 26 78 5 11 14 31 48 31 23 0 34-21 34-25 0-3-1-4-5-4s-5 1-6 5c-3 9-13 16-20 16-20 0-47-94-55-124z">
              <text:p/>
            </draw:path>
            <draw:path draw:style-name="gr4" draw:text-style-name="P6" draw:layer="layout" svg:width="0.09cm" svg:height="0.386cm" svg:x="12.17cm" svg:y="18.483cm" svg:viewBox="0 0 91 387" svg:d="M91 383c0 0 0-1-7-8-49-49-61-122-61-181 0-67 15-135 62-183 6-5 6-6 6-7 0-3-2-4-5-4s-38 26-61 76c-21 42-25 85-25 118 0 30 4 77 26 121 23 47 57 72 60 72s5-1 5-4z">
              <text:p/>
            </draw:path>
            <draw:path draw:style-name="gr4" draw:text-style-name="P6" draw:layer="layout" svg:width="0.041cm" svg:height="0.041cm" svg:x="12.316cm" svg:y="18.655cm" svg:viewBox="0 0 42 42" svg:d="M42 21c0-11-9-21-21-21-11 0-21 10-21 21 0 12 10 21 21 21 12 0 21-9 21-21z">
              <text:p/>
            </draw:path>
            <draw:path draw:style-name="gr4" draw:text-style-name="P6" draw:layer="layout" svg:width="0.09cm" svg:height="0.386cm" svg:x="12.412cm" svg:y="18.483cm" svg:viewBox="0 0 91 387" svg:d="M91 194c0-30-5-77-26-121-24-47-57-73-61-73-2 0-4 2-4 4 0 1 0 2 7 9 39 38 61 100 61 181 0 65-14 134-63 182-5 6-5 7-5 7 0 3 2 4 4 4 4 0 39-26 62-76 20-42 25-85 25-117z">
              <text:p/>
            </draw:path>
          </draw:g>
          <draw:custom-shape draw:style-name="gr11" draw:text-style-name="P4" xml:id="id17" draw:id="id17" draw:layer="layout" svg:width="1.905cm" svg:height="1.27cm" svg:x="10.998cm" svg:y="20.884cm">
            <text:p text:style-name="P2"><text:span text:style-name="T1">Feature vectors</text:span></text:p>
            <draw:enhanced-geometry svg:viewBox="0 0 21600 21600" draw:type="rectangle" draw:enhanced-path="M 0 0 L 21600 0 21600 21600 0 21600 0 0 Z N"/>
          </draw:custom-shape>
          <draw:connector draw:style-name="gr7" draw:text-style-name="P7" draw:layer="layout" svg:x1="7.569cm" svg:y1="21.075cm" svg:x2="7.57cm" svg:y2="22.59cm" draw:start-shape="id12" draw:start-glue-point="2" svg:d="M7569 21075v1021h1v494" svg:viewBox="0 0 2 1516">
            <text:p/>
          </draw:connector>
          <draw:connector draw:style-name="gr9" draw:text-style-name="P2" draw:layer="layout" svg:x1="7.569cm" svg:y1="18.183cm" svg:x2="10.49cm" svg:y2="18.208cm" draw:start-shape="id15" draw:start-glue-point="0" draw:end-shape="id16" draw:end-glue-point="3" svg:d="M7569 18183h1535v25h1386" svg:viewBox="0 0 2922 26">
            <text:p/>
          </draw:connector>
          <draw:connector draw:style-name="gr9" draw:text-style-name="P2" draw:layer="layout" svg:x1="7.574cm" svg:y1="21.544cm" svg:x2="10.998cm" svg:y2="21.519cm" draw:end-shape="id17" draw:end-glue-point="3" svg:d="M7574 21544h1448v-25h1976" svg:viewBox="0 0 3425 2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true" draw:auto-grow-width="true" draw:fit-to-size="shrink-to-fit" style:shrink-to-fit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6cm" fo:margin-right="1.6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12:04:19.268621457</meta:creation-date>
    <dc:date>2020-05-12T19:51:33.451628882</dc:date>
    <meta:editing-duration>PT14M30S</meta:editing-duration>
    <meta:editing-cycles>3</meta:editing-cycles>
    <meta:generator>LibreOffice/6.0.7.3$Linux_X86_64 LibreOffice_project/00m0$Build-3</meta:generator>
    <meta:document-statistic meta:object-count="91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